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bf8dd" officeooo:paragraph-rsid="001bf8dd" style:font-size-asian="15pt" style:font-size-complex="15pt"/>
    </style:style>
    <style:style style:name="P2" style:family="paragraph" style:parent-style-name="Preformatted_20_Text">
      <style:text-properties fo:font-size="15pt" officeooo:rsid="001bf8dd" officeooo:paragraph-rsid="001c287c" style:font-size-asian="15pt" style:font-size-complex="15pt"/>
    </style:style>
    <style:style style:name="P3" style:family="paragraph" style:parent-style-name="Preformatted_20_Text">
      <style:paragraph-properties fo:break-before="page"/>
      <style:text-properties fo:font-size="15pt" officeooo:rsid="001bf8dd" officeooo:paragraph-rsid="001bf8dd" style:font-size-asian="15pt" style:font-size-complex="15pt"/>
    </style:style>
    <style:style style:name="P4" style:family="paragraph" style:parent-style-name="Footer">
      <style:text-properties officeooo:rsid="001bf8dd" officeooo:paragraph-rsid="001bf8dd"/>
    </style:style>
    <style:style style:name="T1" style:family="text">
      <style:text-properties fo:font-size="13pt" style:font-size-asian="13pt" style:font-size-complex="13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360 阿英仔</text:p>
        <text:p text:style-name="P1"/>
        <text:p text:style-name="P1">阿英仔</text:p>
        <text:p text:style-name="P1">A-ing--á</text:p>
        <text:p text:style-name="P1"/>
        <text:p text:style-name="P1"/>
        <text:p text:style-name="P1"/>
        <text:p text:style-name="P1"/>
        <text:p text:style-name="P1">阿英仔是厝裡的大漢查某囝，</text:p>
        <text:p text:style-name="P1">A-ing--á sī tshù--lí ê tuā-hàn tsa-bóo-kiánn, </text:p>
        <text:p text:style-name="P1"/>
        <text:p text:style-name="P1">下跤有兩个小妹。</text:p>
        <text:p text:style-name="P1">ē-kha ū nn̄g ê sió-muē.</text:p>
        <text:p text:style-name="P1"/>
        <text:p text:style-name="P1">記持中，</text:p>
        <text:p text:style-name="P1">Kì-tî tiong,</text:p>
        <text:p text:style-name="P1"/>
        <text:p text:style-name="P1">敢若有一个袂赴出世的小弟，</text:p>
        <text:p text:style-name="P1">kánn-ná ū tsi̍t ê bē-hù tshut-sì ê sió-tī, </text:p>
        <text:p text:style-name="P1"/>
        <text:p text:style-name="P1">彼時，</text:p>
        <text:p text:style-name="P1">hit-sî, </text:p>
        <text:p text:style-name="P1"/>
        <text:p text:style-name="P1">阿英仔才四、五歲，</text:p>
        <text:p text:style-name="P1">A-ing--á tsiah sì, gōo huè, </text:p>
        <text:p text:style-name="P1"/>
        <text:p text:style-name="P1">親目睭看著阿母大拚血，</text:p>
        <text:p text:style-name="P1">tshin ba̍k-tsiu khuànn-tio̍h a-bú tuā piànn-hiat, </text:p>
        <text:p text:style-name="P1"/>
        <text:p text:style-name="P1">就趕緊去喝大人，</text:p>
        <text:p text:style-name="P1">tō kuánn-kín khì huah tuā-lâng, </text:p>
        <text:p text:style-name="P1"/>
        <text:p text:style-name="P1">送阿母去病院。</text:p>
        <text:p text:style-name="P1">sàng a-bú khì pēnn-īnn. </text:p>
        <text:p text:style-name="P1"/>
        <text:p text:style-name="P1">聽講彼時陣，</text:p>
        <text:p text:style-name="P1">Thiann-kóng hit-sî-tsūn, </text:p>
        <text:p text:style-name="P1"/>
        <text:p text:style-name="P1">大人佮囡仔干焦會當救一个，</text:p>
        <text:p text:style-name="P1">tuā-lâng kah gín-á kan-na ē-tàng kiù tsi̍t ê, </text:p>
        <text:p text:style-name="P1"/>
        <text:p text:style-name="P1">就按呢，</text:p>
        <text:p text:style-name="P1">tsiū-án-ne, </text:p>
        <text:p text:style-name="P1"/>
        <text:p text:style-name="P1">阿爸做出一生中，</text:p>
        <text:p text:style-name="P1">a-pah tsò tshut it-sing tiong, </text:p>
        <text:p text:style-name="P1"/>
        <text:p text:style-name="P1">上怨嘆嘛上不得已的決定。</text:p>
        <text:p text:style-name="P1">siōng uàn-thàn mā siōng put-tik-í ê kuat-tīng. </text:p>
        <text:p text:style-name="P1"/>
        <text:p text:style-name="P1">兩年後，</text:p>
        <text:p text:style-name="P1">Nn̄g nî āu, </text:p>
        <text:p text:style-name="P1"/>
        <text:p text:style-name="P1">上細漢小妹出世矣，</text:p>
        <text:p text:style-name="P1">siōng sè-hàn sió-muē tshut-sì --ah, </text:p>
        <text:p text:style-name="P1"/>
        <text:p text:style-name="P1">是一个無夠月的紅嬰仔，</text:p>
        <text:p text:style-name="P1">sī tsi̍t ê bô-kàu-gue̍h ê âng-enn-á, </text:p>
        <text:p text:style-name="P1"/>
        <text:p text:style-name="P1">比彼當時的布袋戲尪仔較細隻，</text:p>
        <text:p text:style-name="P1">pí hit-tong-sî ê pòo-tē-hì ang-á khah sè tsiah, </text:p>
        <text:p text:style-name="P1"/>
        <text:p text:style-name="P1">著愛用鞋盒仔貯咧，</text:p>
        <text:p text:style-name="P1">tio̍h-ài iōng ê-a̍p-á té --leh, </text:p>
        <text:p text:style-name="P1"/>
        <text:p text:style-name="P2">才有法度mooh 牢；</text:p>
        <text:p text:style-name="P1">tsiah ū huat-tōo mooh tiâu; </text:p>
        <text:p text:style-name="P1"><text:soft-page-break/></text:p>
        <text:p text:style-name="P1">哭聲袂輸若貓仔，</text:p>
        <text:p text:style-name="P1">khàu-siann bē-su ná niau-á, </text:p>
        <text:p text:style-name="P1"/>
        <text:p text:style-name="P1">in阿爸是共伊惜命命，</text:p>
        <text:p text:style-name="P1">in a-pah sī kā i sioh-miā-miā, </text:p>
        <text:p text:style-name="P1"/>
        <text:p text:style-name="P1">一直到大漢嫁翁了後，</text:p>
        <text:p text:style-name="P1">it-ti̍t kàu tuā-hàn kè ang liáu-āu, </text:p>
        <text:p text:style-name="P1"/>
        <text:p text:style-name="P1">in姊妹仔轉外家的時，</text:p>
        <text:p text:style-name="P1">in tsí-muē-á tńg guā-ke ê sî, </text:p>
        <text:p text:style-name="P1"/>
        <text:p text:style-name="P1">就干焦小妹是人客，</text:p>
        <text:p text:style-name="P1">tō kan-na sió-muē sī lâng-kheh, </text:p>
        <text:p text:style-name="P1"/>
        <text:p text:style-name="P1">煮食、款內底攏著愛兩个阿姊做，</text:p>
        <text:p text:style-name="P1">tsú-tsia̍h, khuán lāi-té lóng tio̍h-ài nn̄g ê a-tsí tsò, </text:p>
        <text:p text:style-name="P1"/>
        <text:p text:style-name="P1">莫怪人攏講：</text:p>
        <text:p text:style-name="P1">bo̍k-kuài lâng lóng kóng: </text:p>
        <text:p text:style-name="P1"/>
        <text:p text:style-name="P1">第三查某囝食命。</text:p>
        <text:p text:style-name="P1">tē-sann tsa-bóo-kiánn tsia̍h-miā.</text:p>
        <text:p text:style-name="P1"/>
        <text:p text:style-name="P1"/>
        <text:p text:style-name="P1">阿英仔定定共人展講伊是#『混血兒』#，</text:p>
        <text:p text:style-name="P1">A-ing--á tiānn-tiānn kā lâng tián kóng i sī #‘混血兒’#, </text:p>
        <text:p text:style-name="P1"/>
        <text:p text:style-name="P1">因為in阿爸是誠散赤的客人，</text:p>
        <text:p text:style-name="P1">in-uī in a-pah sī tsiânn sàn-tshiah ê kheh-lâng, </text:p>
        <text:p text:style-name="P1"/>
        <text:p text:style-name="P1">毋過誠勤儉閣骨力；</text:p>
        <text:p text:style-name="P1">m̄-koh tsiânn khîn-khiām koh kut-la̍t; </text:p>
        <text:p text:style-name="P1"/>
        <text:p text:style-name="P1">in阿母是閩南庄頭內底米絞店的上紲尾查某囝。</text:p>
        <text:p text:style-name="P1">in a-bú sī bân-lâm tsng-thâu lāi-té bí-ká tiàm ê siōng suà-bué tsa-bóo-kiánn. </text:p>
        <text:p text:style-name="P1"/>
        <text:p text:style-name="P1">佇彼个時代，</text:p>
        <text:p text:style-name="P1">Tī hit ê sî-tāi, </text:p>
        <text:p text:style-name="P1"/>
        <text:p text:style-name="P1">兩个無仝款的族群欲結合，</text:p>
        <text:p text:style-name="P1">nn̄g ê bô kāng-khuán ê tso̍k-kûn beh kiat-ha̍p, </text:p>
        <text:p text:style-name="P1"/>
        <text:p text:style-name="P1">是偌爾仔困難。</text:p>
        <text:p text:style-name="P1">sī guā-nī-á khùn-lân, </text:p>
        <text:p text:style-name="P1"/>
        <text:p text:style-name="P1">In阿爸定佮遮的囡仔講：</text:p>
        <text:p text:style-name="P1">In a-pah tiānn kah tsia-ê gín-á kóng: </text:p>
        <text:p text:style-name="P1"/>
        <text:p text:style-name="P1">「想當初阮嘛是『抗戰』八年，</text:p>
        <text:p text:style-name="P1">“Siūnn tong-tshoo guán mā sī ‘khòng-tsiàn’ peh nî, </text:p>
        <text:p text:style-name="P1"/>
        <text:p text:style-name="P1">才成做翁仔某的。」</text:p>
        <text:p text:style-name="P1">tsiah tsiânn-tsò ang-á-bóo --ê.”</text:p>
        <text:p text:style-name="P1"/>
        <text:p text:style-name="P1"/>
        <text:p text:style-name="P1"/>
        <text:p text:style-name="P1"/>
        <text:p text:style-name="P1"><text:soft-page-break/>寢頭仔開始，</text:p>
        <text:p text:style-name="P1">Tshím-thâu-á khai-sí, </text:p>
        <text:p text:style-name="P1"/>
        <text:p text:style-name="P1">in兩人佇街仔頂稅一間店仔，</text:p>
        <text:p text:style-name="P1">in nn̄g lâng tī ke-á-tíng suè tsi̍t king tiàm-á, </text:p>
        <text:p text:style-name="P1"/>
        <text:p text:style-name="P1">做翁的賣物件，</text:p>
        <text:p text:style-name="P1">tsò ang--ê bē mi̍h-kiānn,</text:p>
        <text:p text:style-name="P1"/>
        <text:p text:style-name="P1">做某的就共人繡花教學生，</text:p>
        <text:p text:style-name="P1">tsò bóo--ê tō kā lâng siù-hue kà ha̍k-sing, </text:p>
        <text:p text:style-name="P1"/>
        <text:p text:style-name="P1">生活是苦苦仔咧過。</text:p>
        <text:p text:style-name="P1">sing-ua̍h sī khóo-khóo-á teh kuè. </text:p>
        <text:p text:style-name="P1"/>
        <text:p text:style-name="P1">雖罔日子艱苦過，</text:p>
        <text:p text:style-name="P1">Sui-bóng ji̍t-tsí kan-khóo kuè, </text:p>
        <text:p text:style-name="P1"/>
        <text:p text:style-name="P1">毋過阿英仔的爸母猶是予伊學鋼琴、學跳舞。</text:p>
        <text:p text:style-name="P1">m̄-koh A-ing--á ê pē-bú iáu-sī hōo i o̍h kǹg-khîm, o̍h thiàu-bú. </text:p>
        <text:p text:style-name="P1"/>
        <text:p text:style-name="P1">自細漢，</text:p>
        <text:p text:style-name="P1">Tsū sè-hàn, </text:p>
        <text:p text:style-name="P1"/>
        <text:p text:style-name="P1">阿英仔就是一个巧巧囡仔，</text:p>
        <text:p text:style-name="P1">A-ing--á tō sī tsi̍t ê khiáu-khiáu gín-á, </text:p>
        <text:p text:style-name="P1"/>
        <text:p text:style-name="P1">學啥物成啥物；</text:p>
        <text:p text:style-name="P1">o̍h siánn-mih sîng siánn-mih; </text:p>
        <text:p text:style-name="P1"/>
        <text:p text:style-name="P1"/>
        <text:p text:style-name="P1">上國校了後，</text:p>
        <text:p text:style-name="P1">siōng kok-hāu liáu-āu, </text:p>
        <text:p text:style-name="P1"/>
        <text:p text:style-name="P1">成績攏維持佇咧頭一、二名，</text:p>
        <text:p text:style-name="P1">sîng-tsik lóng î-tshî tī-leh thâu it, jī miâ, </text:p>
        <text:p text:style-name="P1"/>
        <text:p text:style-name="P1">佇學校毋捌予爸母卸面子，</text:p>
        <text:p text:style-name="P1">tī ha̍k-hāu m̄ bat hōo pē-bú sià bīn-tsú, </text:p>
        <text:p text:style-name="P1"/>
        <text:p text:style-name="P1">毋但成績好，</text:p>
        <text:p text:style-name="P1">m̄-nā sîng-tsik hó, </text:p>
        <text:p text:style-name="P1"/>
        <text:p text:style-name="P1">參加文的武的比賽嘛攏有著等。</text:p>
        <text:p text:style-name="P1">tsham-ka bûn --ê bú --ê pí-sài mā lóng ū tio̍h-tíng. </text:p>
        <text:p text:style-name="P1"/>
        <text:p text:style-name="P1">這種乖巧的日子一直到考牢高中了後，</text:p>
        <text:p text:style-name="P1">Tsit tsióng kuai-khá ê ji̍t-tsí it-ti̍t kàu khó-tiâu ko-tiong liáu-āu, </text:p>
        <text:p text:style-name="P1"/>
        <text:p text:style-name="P1">煞完全變款。</text:p>
        <text:p text:style-name="P1">suah uân-tsuân piàn-khuán.</text:p>
        <text:p text:style-name="P1"/>
        <text:p text:style-name="P1"/>
        <text:p text:style-name="P1"/>
        <text:p text:style-name="P1"/>
        <text:p text:style-name="P1">阿英仔的阿母毋知是毋是自彼擺拚血，</text:p>
        <text:p text:style-name="P1">A-ing--á ê a-bú m̄ tsai sī m̄ sī tsū hit pái piànn-hiat, </text:p>
        <text:p text:style-name="P1"/>
        <text:p text:style-name="P1">去共「血牛」買著無好的血，</text:p>
        <text:p text:style-name="P1">khì kā “hueh-gû” bé-tio̍h bô hó ê hueh, </text:p>
        <text:p text:style-name="P1"><text:soft-page-break/></text:p>
        <text:p text:style-name="P1">了後，</text:p>
        <text:p text:style-name="P1">liáu-āu, </text:p>
        <text:p text:style-name="P1"/>
        <text:p text:style-name="P1">伊定定會偷啉「幌頭仔」，</text:p>
        <text:p text:style-name="P1">i tiānn-tiānn ē thau lim “hàinn-thâu-á”, </text:p>
        <text:p text:style-name="P1"/>
        <text:p text:style-name="P1">啉了就開始睏，</text:p>
        <text:p text:style-name="P1">lim liáu tō khai-sí khùn, </text:p>
        <text:p text:style-name="P1"/>
        <text:p text:style-name="P1">一睏就幾若工。</text:p>
        <text:p text:style-name="P1">tsi̍t khùn tō kuí-nā kang.</text:p>
        <text:p text:style-name="P1"/>
        <text:p text:style-name="P1"/>
        <text:p text:style-name="P1"/>
        <text:p text:style-name="P1"/>
        <text:p text:style-name="P1">「阿爸阿母，我轉來矣！」</text:p>
        <text:p text:style-name="P1">“A-pah a-bú, guá tńg--lâi --ah!” </text:p>
        <text:p text:style-name="P1"/>
        <text:p text:style-name="P1">阿英仔放學了後大聲喝講</text:p>
        <text:p text:style-name="P1">A-ing--á pàng-o̍h liáu-āu tuā-siann huah kóng</text:p>
        <text:p text:style-name="P1"/>
        <text:p text:style-name="P1"/>
        <text:p text:style-name="P1"/>
        <text:p text:style-name="P1"/>
        <text:p text:style-name="P1">「喂？阿母咧？」</text:p>
        <text:p text:style-name="P1">“Ueh? A-bú --leh?”</text:p>
        <text:p text:style-name="P1"/>
        <text:p text:style-name="P1"/>
        <text:p text:style-name="P1"/>
        <text:p text:style-name="P1"/>
        <text:p text:style-name="P1">「唉，猶佇咧睏……」</text:p>
        <text:p text:style-name="P1">“Haih, iáu tī-leh khùn...”</text:p>
        <text:p text:style-name="P1"/>
        <text:p text:style-name="P1">阿爸無攬無拈共應聲</text:p>
        <text:p text:style-name="P1">A-pah bô-lám-bô-ne kā ìn-siann</text:p>
        <text:p text:style-name="P1"/>
        <text:p text:style-name="P1"/>
        <text:p text:style-name="P1"/>
        <text:p text:style-name="P1"/>
        <text:p text:style-name="P1">「喔！我知矣。」</text:p>
        <text:p text:style-name="P1">"Ooh! Guá tsai --ah."</text:p>
        <text:p text:style-name="P1"/>
        <text:p text:style-name="P1"/>
        <text:p text:style-name="P1"/>
        <text:p text:style-name="P1"/>
        <text:p text:style-name="P1">阿英仔對國校三年仔起，</text:p>
        <text:p text:style-name="P1">A-ing--á uì kok-hāu sann-nî-á khí, </text:p>
        <text:p text:style-name="P1"/>
        <text:p text:style-name="P1">就會搬椅頭仔徛踮頂懸煮菜，</text:p>
        <text:p text:style-name="P1">tō ē puann í-thâu-á khiā tiàm tíng-kuân tsú tshài, </text:p>
        <text:p text:style-name="P1"/>
        <text:p text:style-name="P1">細漢時袂曉怨嘆，</text:p>
        <text:p text:style-name="P1">sè-hàn sî bē-hiáu uàn-thàn, </text:p>
        <text:p text:style-name="P1"/>
        <text:p text:style-name="P1">一直到讀高中，</text:p>
        <text:p text:style-name="P1">it-ti̍t kàu tha̍k ko-tiong, </text:p>
        <text:p text:style-name="P1"/>
        <text:p text:style-name="P1">因為阿母這款情形，</text:p>
        <text:p text:style-name="P1">in-uī a-bú tsit khuán tsîng-hîng,</text:p>
        <text:p text:style-name="P1"/>
        <text:p text:style-name="P1">伊煞著愛騙學校的老師，</text:p>
        <text:p text:style-name="P1">i suah tio̍h-ài phiàn ha̍k-hāu ê lāu-su, </text:p>
        <text:p text:style-name="P1"/>
        <text:p text:style-name="P1">伊人無爽快，</text:p>
        <text:p text:style-name="P1">i lâng bô sóng-khuài, </text:p>
        <text:p text:style-name="P1"/>
        <text:p text:style-name="P1">趕火車轉去厝裡煮飯。</text:p>
        <text:p text:style-name="P1">kuánn hué-tshia tńg-khì tshù--lí tsú-pn̄g, </text:p>
        <text:p text:style-name="P1"/>
        <text:p text:style-name="P1"><text:soft-page-break/>久來，</text:p>
        <text:p text:style-name="P1">Kú--lâi, </text:p>
        <text:p text:style-name="P1"/>
        <text:p text:style-name="P1">少年查某囡仔起反叛，</text:p>
        <text:p text:style-name="P1">siàu-liân tsa-bóo gín-á khí huán-puān, </text:p>
        <text:p text:style-name="P1"/>
        <text:p text:style-name="P1">怨嘆家己佮人無仝，</text:p>
        <text:p text:style-name="P1">uàn-thàn ka-kī kah lâng bô-kāng, </text:p>
        <text:p text:style-name="P1"/>
        <text:p text:style-name="P1">別人有快樂的少年生活，</text:p>
        <text:p text:style-name="P1">pa̍t-lâng ū khuài-lo̍k ê siàu-liân sing-ua̍h, </text:p>
        <text:p text:style-name="P1"/>
        <text:p text:style-name="P1">伊就愛忍受厝邊兜同情閣無奈的眼神，</text:p>
        <text:p text:style-name="P1">i tō ài jím-siū tshù-pinn-tau tông-tsîng koh bô-nāi ê gán-sîn, </text:p>
        <text:p text:style-name="P1"/>
        <text:p text:style-name="P2">伊自按呢變甲愛耍、gâu變鬼變怪，</text:p>
        <text:p text:style-name="P1">i tsū-án-ne piàn kah ài-sńg, gâu pìnn-kuí-pìnn-kuài, </text:p>
        <text:p text:style-name="P1"/>
        <text:p text:style-name="P1">心思攏無囥佇學業頂懸。</text:p>
        <text:p text:style-name="P1">sim-su lóng bô khǹg tī ha̍k-gia̍p tíng-kuân. </text:p>
        <text:p text:style-name="P1"/>
        <text:p text:style-name="P1">大學聯考考著私立的大學，</text:p>
        <text:p text:style-name="P1">Tāi-ha̍k liân-khó khó-tio̍h su-li̍p ê tāi-ha̍k, </text:p>
        <text:p text:style-name="P1"/>
        <text:p text:style-name="P1">完全無伊較早的好表現，</text:p>
        <text:p text:style-name="P1">uân-tsuân bô i khah-tsá ê hó piáu-hiān, </text:p>
        <text:p text:style-name="P1"/>
        <text:p text:style-name="P1">這予爸母誠失望。</text:p>
        <text:p text:style-name="P1"><text:span text:style-name="T1">tse hōo pē-bú tsiânn sit-bōng.</text:span> </text:p>
        <text:p text:style-name="P1"/>
        <text:p text:style-name="P1">這時，</text:p>
        <text:p text:style-name="P1">Tsit-sî, </text:p>
        <text:p text:style-name="P1"/>
        <text:p text:style-name="P1">阿英仔in阿爸的身體嘛無蓋好，</text:p>
        <text:p text:style-name="P1">A-ing--á in a-pah ê sin-thé mā bô kài hó, </text:p>
        <text:p text:style-name="P1"/>
        <text:p text:style-name="P1">伊就堅持無愛重考，</text:p>
        <text:p text:style-name="P1">i tō kian-tshî bô ài tîng khó, </text:p>
        <text:p text:style-name="P1"/>
        <text:p text:style-name="P1">因為私立大學誠貴，</text:p>
        <text:p text:style-name="P1">in-uī su-li̍p tāi-ha̍k tsiânn kuì, </text:p>
        <text:p text:style-name="P1"/>
        <text:p text:style-name="P1">伊共爸母品明家己會趁生活所費，</text:p>
        <text:p text:style-name="P1">i kā pē-bú phín-bîng ka-kī ē thàn sing-ua̍h sóo-huì, </text:p>
        <text:p text:style-name="P1"/>
        <text:p text:style-name="P1">歇熱歇寒就攢學費，</text:p>
        <text:p text:style-name="P1">hioh-jua̍h hioh-kuânn tō tshuân ha̍k-huì, </text:p>
        <text:p text:style-name="P1"/>
        <text:p text:style-name="P1">毋免爸母煩惱。</text:p>
        <text:p text:style-name="P1">m̄ bián pē-bú huân-ló. </text:p>
        <text:p text:style-name="P1"/>
        <text:p text:style-name="P1">大漢囝總是會想較濟，</text:p>
        <text:p text:style-name="P1">Tuā-hàn-kiánn tsóng--sī ē siūnn khah tsē, </text:p>
        <text:p text:style-name="P1"/>
        <text:p text:style-name="P1">想講緊讀完大學，</text:p>
        <text:p text:style-name="P1">siūnn-kóng kín tha̍k uân tāi-ha̍k, </text:p>
        <text:p text:style-name="P1"/>
        <text:p text:style-name="P1">緊出來做工課，</text:p>
        <text:p text:style-name="P1">kín tshut-lâi tsò khang-khuè, </text:p>
        <text:p text:style-name="P1"/>
        <text:p text:style-name="P1"/>
        <text:p text:style-name="P3">甚至是當初想欲繼續讀到博士的願望，</text:p>
        <text:p text:style-name="P1">sīm-tsì sī tong-tshoo siūnn-beh kè-sio̍k tha̍k kàu phok-sū ê guān-bōng, </text:p>
        <text:p text:style-name="P1"/>
        <text:p text:style-name="P1">嘛放棄矣。</text:p>
        <text:p text:style-name="P1">mā hòng-khì --ah. </text:p>
        <text:p text:style-name="P1"/>
        <text:p text:style-name="P1">尾仔，</text:p>
        <text:p text:style-name="P1">Bué--á, </text:p>
        <text:p text:style-name="P1"/>
        <text:p text:style-name="P1">阿英仔的大漢小妹大學嘛考無好，</text:p>
        <text:p text:style-name="P1">A-ing--á ê tuā-hàn sió-muē tāi-ha̍k mā khó bô hó, </text:p>
        <text:p text:style-name="P1"/>
        <text:p text:style-name="P1">伊就叫小妹來做伙蹛通省厝稅，</text:p>
        <text:p text:style-name="P1">i tō kiò sió-muē lâi tsò-hué tuà thang síng tshù-suè, </text:p>
        <text:p text:style-name="P1"/>
        <text:p text:style-name="P1">小妹的生活費伊嘛擔落來，</text:p>
        <text:p text:style-name="P1">sió-muē ê sing-ua̍h-huì i mā tann--lo̍h-lâi, </text:p>
        <text:p text:style-name="P1"/>
        <text:p text:style-name="P1">伊共小妹講：好好仔讀冊，</text:p>
        <text:p text:style-name="P1">i kā sió-muē kóng: hó-hó-á tha̍k-tsheh,</text:p>
        <text:p text:style-name="P1"/>
        <text:p text:style-name="P1">毋免逐家攏犧牲。</text:p>
        <text:p text:style-name="P1">m̄ bián ta̍k-ke lóng hi-sing. </text:p>
        <text:p text:style-name="P1"/>
        <text:p text:style-name="P1">大漢小妹嘛真有出脫，</text:p>
        <text:p text:style-name="P1">Tuā-hàn sió-muē mā tsin ū tshut-thuat, </text:p>
        <text:p text:style-name="P1"/>
        <text:p text:style-name="P1">大學讀完閣出國留學，</text:p>
        <text:p text:style-name="P1">tāi-ha̍k tha̍k uân koh tshut-kok liû-ha̍k, </text:p>
        <text:p text:style-name="P1"/>
        <text:p text:style-name="P1">提著企業碩士轉來，</text:p>
        <text:p text:style-name="P1">the̍h-tio̍h khì-gia̍p si̍k-sū tńg--lâi, </text:p>
        <text:p text:style-name="P1"/>
        <text:p text:style-name="P1">這馬已經是一間大公司的副總經理矣。</text:p>
        <text:p text:style-name="P1">tsit-má í-king sī tsi̍t king tuā kong-si ê hù tsóng-king-lí --ah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bf8dd" officeooo:paragraph-rsid="001bf8d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360-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13:44:01.495553908</dc:date>
    <meta:editing-duration>PT3M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218" meta:word-count="1713" meta:character-count="4880" meta:non-whitespace-character-count="4287"/>
  </office:meta>
</office:document-meta>
</file>